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" style:family="table-cell" style:parent-style-name="Default">
      <style:table-cell-properties fo:background-color="#b4c7dc" style:text-align-source="fix" style:repeat-content="false" fo:border="0.99pt ridge #000000" style:vertical-align="middle"/>
      <style:paragraph-properties fo:text-align="center"/>
    </style:style>
    <style:style style:name="ce3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99pt ridge #000000" fo:border-left="none" fo:border-right="none" fo:border-top="0.99pt ridge #000000"/>
    </style:style>
    <style:style style:name="ce8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ackground-color="#ffa6a6" fo:border-left="none" fo:border-right="none" fo:border-top="none"/>
    </style:style>
    <style:style style:name="ce15" style:family="table-cell" style:parent-style-name="Default">
      <style:table-cell-properties fo:border-bottom="0.99pt ridge #000000" fo:border-left="none" fo:border-right="0.99pt ridge #000000" fo:border-top="0.99pt ridge #000000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2"/>
        <table:table-column table:style-name="co1" table:number-columns-repeated="5" table:default-cell-style-name="Default"/>
        <table:table-column table:style-name="co1" table:default-cell-style-name="ce12"/>
        <table:table-row table:style-name="ro1">
          <table:table-cell/>
          <table:table-cell table:style-name="ce1"/>
          <table:table-cell table:style-name="ce6" table:number-columns-repeated="10"/>
        </table:table-row>
        <table:table-row table:style-name="ro1">
          <table:table-cell/>
          <table:table-cell table:style-name="ce2" office:value-type="string" calcext:value-type="string" table:number-columns-spanned="11" table:number-rows-spanned="1">
            <text:p>Leituras</text:p>
          </table:table-cell>
          <table:covered-table-cell table:number-columns-repeated="9" table:style-name="ce7"/>
          <table:covered-table-cell table:style-name="ce15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 (A.B)</text:p>
          </table:table-cell>
          <table:table-cell table:style-name="ce11" office:value-type="string" calcext:value-type="string">
            <text:p>E (B.C)</text:p>
          </table:table-cell>
          <table:table-cell table:style-name="ce9" office:value-type="string" calcext:value-type="string">
            <text:p>q0</text:p>
          </table:table-cell>
          <table:table-cell table:style-name="ce9" office:value-type="string" calcext:value-type="string">
            <text:p>qA</text:p>
          </table:table-cell>
          <table:table-cell table:style-name="ce9" office:value-type="string" calcext:value-type="string">
            <text:p>qB</text:p>
          </table:table-cell>
          <table:table-cell table:style-name="ce9" office:value-type="string" calcext:value-type="string">
            <text:p>qC</text:p>
          </table:table-cell>
          <table:table-cell table:style-name="ce9" office:value-type="string" calcext:value-type="string">
            <text:p>qD</text:p>
          </table:table-cell>
          <table:table-cell table:style-name="ce13" office:value-type="string" calcext:value-type="string">
            <text:p>qE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formula="of:=[.B4]*[.C4]" office:value-type="float" office:value="1" calcext:value-type="float">
            <text:p>1</text:p>
          </table:table-cell>
          <table:table-cell table:formula="of:=[.C4]*[.D4]" office:value-type="float" office:value="1" calcext:value-type="float">
            <text:p>1</text:p>
          </table:table-cell>
          <table:table-cell office:value-type="float" office:value="45.8" calcext:value-type="float">
            <text:p>45.8</text:p>
          </table:table-cell>
          <table:table-cell table:formula="of:=[.B4]*[.$G4]" office:value-type="float" office:value="45.8" calcext:value-type="float">
            <text:p>45.8</text:p>
          </table:table-cell>
          <table:table-cell table:formula="of:=[.C4]*[.$G4]" office:value-type="float" office:value="45.8" calcext:value-type="float">
            <text:p>45.8</text:p>
          </table:table-cell>
          <table:table-cell table:formula="of:=[.D4]*[.$G4]" office:value-type="float" office:value="45.8" calcext:value-type="float">
            <text:p>45.8</text:p>
          </table:table-cell>
          <table:table-cell table:formula="of:=[.E4]*[.$G4]" office:value-type="float" office:value="45.8" calcext:value-type="float">
            <text:p>45.8</text:p>
          </table:table-cell>
          <table:table-cell table:formula="of:=[.F4]*[.$G4]" office:value-type="float" office:value="45.8" calcext:value-type="float">
            <text:p>45.8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5]*[.C5]" office:value-type="float" office:value="1" calcext:value-type="float">
            <text:p>1</text:p>
          </table:table-cell>
          <table:table-cell table:formula="of:=[.C5]*[.D5]" office:value-type="float" office:value="-1" calcext:value-type="float">
            <text:p>-1</text:p>
          </table:table-cell>
          <table:table-cell office:value-type="float" office:value="44.43" calcext:value-type="float">
            <text:p>44.43</text:p>
          </table:table-cell>
          <table:table-cell table:formula="of:=[.B5]*[.$G5]" office:value-type="float" office:value="44.43" calcext:value-type="float">
            <text:p>44.43</text:p>
          </table:table-cell>
          <table:table-cell table:formula="of:=[.C5]*[.$G5]" office:value-type="float" office:value="44.43" calcext:value-type="float">
            <text:p>44.43</text:p>
          </table:table-cell>
          <table:table-cell table:formula="of:=[.D5]*[.$G5]" office:value-type="float" office:value="-44.43" calcext:value-type="float">
            <text:p>-44.43</text:p>
          </table:table-cell>
          <table:table-cell table:formula="of:=[.E5]*[.$G5]" office:value-type="float" office:value="44.43" calcext:value-type="float">
            <text:p>44.43</text:p>
          </table:table-cell>
          <table:table-cell table:formula="of:=[.F5]*[.$G5]" office:value-type="float" office:value="-44.43" calcext:value-type="float">
            <text:p>-44.4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-1" calcext:value-type="float">
            <text:p>-1</text:p>
          </table:table-cell>
          <table:table-cell table:formula="of:=[.C6]*[.D6]" office:value-type="float" office:value="-1" calcext:value-type="float">
            <text:p>-1</text:p>
          </table:table-cell>
          <table:table-cell office:value-type="float" office:value="10.815" calcext:value-type="float">
            <text:p>10.815</text:p>
          </table:table-cell>
          <table:table-cell table:formula="of:=[.B6]*[.$G6]" office:value-type="float" office:value="10.815" calcext:value-type="float">
            <text:p>10.815</text:p>
          </table:table-cell>
          <table:table-cell table:formula="of:=[.C6]*[.$G6]" office:value-type="float" office:value="-10.815" calcext:value-type="float">
            <text:p>-10.815</text:p>
          </table:table-cell>
          <table:table-cell table:formula="of:=[.D6]*[.$G6]" office:value-type="float" office:value="10.815" calcext:value-type="float">
            <text:p>10.815</text:p>
          </table:table-cell>
          <table:table-cell table:formula="of:=[.E6]*[.$G6]" office:value-type="float" office:value="-10.815" calcext:value-type="float">
            <text:p>-10.815</text:p>
          </table:table-cell>
          <table:table-cell table:formula="of:=[.F6]*[.$G6]" office:value-type="float" office:value="-10.815" calcext:value-type="float">
            <text:p>-10.81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B7]*[.C7]" office:value-type="float" office:value="-1" calcext:value-type="float">
            <text:p>-1</text:p>
          </table:table-cell>
          <table:table-cell table:formula="of:=[.C7]*[.D7]" office:value-type="float" office:value="1" calcext:value-type="float">
            <text:p>1</text:p>
          </table:table-cell>
          <table:table-cell office:value-type="float" office:value="9.878" calcext:value-type="float">
            <text:p>9.878</text:p>
          </table:table-cell>
          <table:table-cell table:formula="of:=[.B7]*[.$G7]" office:value-type="float" office:value="9.878" calcext:value-type="float">
            <text:p>9.878</text:p>
          </table:table-cell>
          <table:table-cell table:formula="of:=[.C7]*[.$G7]" office:value-type="float" office:value="-9.878" calcext:value-type="float">
            <text:p>-9.878</text:p>
          </table:table-cell>
          <table:table-cell table:formula="of:=[.D7]*[.$G7]" office:value-type="float" office:value="-9.878" calcext:value-type="float">
            <text:p>-9.878</text:p>
          </table:table-cell>
          <table:table-cell table:formula="of:=[.E7]*[.$G7]" office:value-type="float" office:value="-9.878" calcext:value-type="float">
            <text:p>-9.878</text:p>
          </table:table-cell>
          <table:table-cell table:formula="of:=[.F7]*[.$G7]" office:value-type="float" office:value="9.878" calcext:value-type="float">
            <text:p>9.878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8]*[.C8]" office:value-type="float" office:value="-1" calcext:value-type="float">
            <text:p>-1</text:p>
          </table:table-cell>
          <table:table-cell table:formula="of:=[.C8]*[.D8]" office:value-type="float" office:value="1" calcext:value-type="float">
            <text:p>1</text:p>
          </table:table-cell>
          <table:table-cell office:value-type="float" office:value="48.039" calcext:value-type="float">
            <text:p>48.039</text:p>
          </table:table-cell>
          <table:table-cell table:formula="of:=[.B8]*[.$G8]" office:value-type="float" office:value="-48.039" calcext:value-type="float">
            <text:p>-48.039</text:p>
          </table:table-cell>
          <table:table-cell table:formula="of:=[.C8]*[.$G8]" office:value-type="float" office:value="48.039" calcext:value-type="float">
            <text:p>48.039</text:p>
          </table:table-cell>
          <table:table-cell table:formula="of:=[.D8]*[.$G8]" office:value-type="float" office:value="48.039" calcext:value-type="float">
            <text:p>48.039</text:p>
          </table:table-cell>
          <table:table-cell table:formula="of:=[.E8]*[.$G8]" office:value-type="float" office:value="-48.039" calcext:value-type="float">
            <text:p>-48.039</text:p>
          </table:table-cell>
          <table:table-cell table:formula="of:=[.F8]*[.$G8]" office:value-type="float" office:value="48.039" calcext:value-type="float">
            <text:p>48.039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9]*[.C9]" office:value-type="float" office:value="-1" calcext:value-type="float">
            <text:p>-1</text:p>
          </table:table-cell>
          <table:table-cell table:formula="of:=[.C9]*[.D9]" office:value-type="float" office:value="-1" calcext:value-type="float">
            <text:p>-1</text:p>
          </table:table-cell>
          <table:table-cell office:value-type="float" office:value="45.447" calcext:value-type="float">
            <text:p>45.447</text:p>
          </table:table-cell>
          <table:table-cell table:formula="of:=[.B9]*[.$G9]" office:value-type="float" office:value="-45.447" calcext:value-type="float">
            <text:p>-45.447</text:p>
          </table:table-cell>
          <table:table-cell table:formula="of:=[.C9]*[.$G9]" office:value-type="float" office:value="45.447" calcext:value-type="float">
            <text:p>45.447</text:p>
          </table:table-cell>
          <table:table-cell table:formula="of:=[.D9]*[.$G9]" office:value-type="float" office:value="-45.447" calcext:value-type="float">
            <text:p>-45.447</text:p>
          </table:table-cell>
          <table:table-cell table:formula="of:=[.E9]*[.$G9]" office:value-type="float" office:value="-45.447" calcext:value-type="float">
            <text:p>-45.447</text:p>
          </table:table-cell>
          <table:table-cell table:formula="of:=[.F9]*[.$G9]" office:value-type="float" office:value="-45.447" calcext:value-type="float">
            <text:p>-45.447</text:p>
          </table:table-cell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" calcext:value-type="float">
            <text:p>1</text:p>
          </table:table-cell>
          <table:table-cell table:formula="of:=[.C10]*[.D10]" office:value-type="float" office:value="-1" calcext:value-type="float">
            <text:p>-1</text:p>
          </table:table-cell>
          <table:table-cell office:value-type="float" office:value="11.293" calcext:value-type="float">
            <text:p>11.293</text:p>
          </table:table-cell>
          <table:table-cell table:formula="of:=[.B10]*[.$G10]" office:value-type="float" office:value="-11.293" calcext:value-type="float">
            <text:p>-11.293</text:p>
          </table:table-cell>
          <table:table-cell table:formula="of:=[.C10]*[.$G10]" office:value-type="float" office:value="-11.293" calcext:value-type="float">
            <text:p>-11.293</text:p>
          </table:table-cell>
          <table:table-cell table:formula="of:=[.D10]*[.$G10]" office:value-type="float" office:value="11.293" calcext:value-type="float">
            <text:p>11.293</text:p>
          </table:table-cell>
          <table:table-cell table:formula="of:=[.E10]*[.$G10]" office:value-type="float" office:value="11.293" calcext:value-type="float">
            <text:p>11.293</text:p>
          </table:table-cell>
          <table:table-cell table:formula="of:=[.F10]*[.$G10]" office:value-type="float" office:value="-11.293" calcext:value-type="float">
            <text:p>-11.293</text:p>
          </table:table-cell>
        </table:table-row>
        <table:table-row table:style-name="ro1">
          <table:table-cell/>
          <table:table-cell table:number-columns-repeated="3" office:value-type="float" office:value="-1" calcext:value-type="float">
            <text:p>-1</text:p>
          </table:table-cell>
          <table:table-cell table:formula="of:=[.B11]*[.C11]" office:value-type="float" office:value="1" calcext:value-type="float">
            <text:p>1</text:p>
          </table:table-cell>
          <table:table-cell table:formula="of:=[.C11]*[.D11]" office:value-type="float" office:value="1" calcext:value-type="float">
            <text:p>1</text:p>
          </table:table-cell>
          <table:table-cell office:value-type="float" office:value="24.687" calcext:value-type="float">
            <text:p>24.687</text:p>
          </table:table-cell>
          <table:table-cell table:formula="of:=[.B11]*[.$G11]" office:value-type="float" office:value="-24.687" calcext:value-type="float">
            <text:p>-24.687</text:p>
          </table:table-cell>
          <table:table-cell table:formula="of:=[.C11]*[.$G11]" office:value-type="float" office:value="-24.687" calcext:value-type="float">
            <text:p>-24.687</text:p>
          </table:table-cell>
          <table:table-cell table:formula="of:=[.D11]*[.$G11]" office:value-type="float" office:value="-24.687" calcext:value-type="float">
            <text:p>-24.687</text:p>
          </table:table-cell>
          <table:table-cell table:formula="of:=[.E11]*[.$G11]" office:value-type="float" office:value="24.687" calcext:value-type="float">
            <text:p>24.687</text:p>
          </table:table-cell>
          <table:table-cell table:formula="of:=[.F11]*[.$G11]" office:value-type="float" office:value="24.687" calcext:value-type="float">
            <text:p>24.687</text:p>
          </table:table-cell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style-name="ce13"/>
          <table:table-cell table:style-name="ce9" table:formula="of:=SUM([.G4:.G11])/8" office:value-type="float" office:value="30.048625" calcext:value-type="float">
            <text:p>30.048625</text:p>
          </table:table-cell>
          <table:table-cell table:style-name="ce9" table:formula="of:=SUM([.H4:.H11])/8" office:value-type="float" office:value="-2.317875" calcext:value-type="float">
            <text:p>-2.317875</text:p>
          </table:table-cell>
          <table:table-cell table:style-name="ce14" table:formula="of:=SUM([.I4:.I11])/8" office:value-type="float" office:value="15.880375" calcext:value-type="float">
            <text:p>15.880375</text:p>
          </table:table-cell>
          <table:table-cell table:style-name="ce9" table:formula="of:=SUM([.J4:.J11])/8" office:value-type="float" office:value="-1.061875" calcext:value-type="float">
            <text:p>-1.061875</text:p>
          </table:table-cell>
          <table:table-cell table:style-name="ce9" table:formula="of:=SUM([.K4:.K11])/8" office:value-type="float" office:value="1.503875" calcext:value-type="float">
            <text:p>1.503875</text:p>
          </table:table-cell>
          <table:table-cell table:style-name="ce13" table:formula="of:=SUM([.L4:.L11])/8" office:value-type="float" office:value="2.052375" calcext:value-type="float">
            <text:p>2.052375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table:style-name="ce2" office:value-type="string" calcext:value-type="string" table:number-columns-spanned="11" table:number-rows-spanned="1">
            <text:p>Escritas</text:p>
          </table:table-cell>
          <table:covered-table-cell table:number-columns-repeated="9" table:style-name="ce10"/>
          <table:covered-table-cell table:style-name="ce16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 (A.B)</text:p>
          </table:table-cell>
          <table:table-cell table:style-name="ce11" office:value-type="string" calcext:value-type="string">
            <text:p>E (B.C)</text:p>
          </table:table-cell>
          <table:table-cell table:style-name="ce9" office:value-type="string" calcext:value-type="string">
            <text:p>q0</text:p>
          </table:table-cell>
          <table:table-cell table:style-name="ce9" office:value-type="string" calcext:value-type="string">
            <text:p>qA</text:p>
          </table:table-cell>
          <table:table-cell table:style-name="ce9" office:value-type="string" calcext:value-type="string">
            <text:p>qB</text:p>
          </table:table-cell>
          <table:table-cell table:style-name="ce9" office:value-type="string" calcext:value-type="string">
            <text:p>qC</text:p>
          </table:table-cell>
          <table:table-cell table:style-name="ce9" office:value-type="string" calcext:value-type="string">
            <text:p>qD</text:p>
          </table:table-cell>
          <table:table-cell table:style-name="ce13" office:value-type="string" calcext:value-type="string">
            <text:p>qE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formula="of:=[.B17]*[.C17]" office:value-type="float" office:value="1" calcext:value-type="float">
            <text:p>1</text:p>
          </table:table-cell>
          <table:table-cell table:formula="of:=[.C17]*[.D17]" office:value-type="float" office:value="1" calcext:value-type="float">
            <text:p>1</text:p>
          </table:table-cell>
          <table:table-cell office:value-type="float" office:value="1273.01" calcext:value-type="float">
            <text:p>1273.01</text:p>
          </table:table-cell>
          <table:table-cell table:formula="of:=[.B17]*[.$G17]" office:value-type="float" office:value="1273.01" calcext:value-type="float">
            <text:p>1273.01</text:p>
          </table:table-cell>
          <table:table-cell table:formula="of:=[.C17]*[.$G17]" office:value-type="float" office:value="1273.01" calcext:value-type="float">
            <text:p>1273.01</text:p>
          </table:table-cell>
          <table:table-cell table:formula="of:=[.D17]*[.$G17]" office:value-type="float" office:value="1273.01" calcext:value-type="float">
            <text:p>1273.01</text:p>
          </table:table-cell>
          <table:table-cell table:formula="of:=[.E17]*[.$G17]" office:value-type="float" office:value="1273.01" calcext:value-type="float">
            <text:p>1273.01</text:p>
          </table:table-cell>
          <table:table-cell table:formula="of:=[.F17]*[.$G17]" office:value-type="float" office:value="1273.01" calcext:value-type="float">
            <text:p>1273.0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18]*[.C18]" office:value-type="float" office:value="1" calcext:value-type="float">
            <text:p>1</text:p>
          </table:table-cell>
          <table:table-cell table:formula="of:=[.C18]*[.D18]" office:value-type="float" office:value="-1" calcext:value-type="float">
            <text:p>-1</text:p>
          </table:table-cell>
          <table:table-cell office:value-type="float" office:value="842.77" calcext:value-type="float">
            <text:p>842.77</text:p>
          </table:table-cell>
          <table:table-cell table:formula="of:=[.B18]*[.$G18]" office:value-type="float" office:value="842.77" calcext:value-type="float">
            <text:p>842.77</text:p>
          </table:table-cell>
          <table:table-cell table:formula="of:=[.C18]*[.$G18]" office:value-type="float" office:value="842.77" calcext:value-type="float">
            <text:p>842.77</text:p>
          </table:table-cell>
          <table:table-cell table:formula="of:=[.D18]*[.$G18]" office:value-type="float" office:value="-842.77" calcext:value-type="float">
            <text:p>-842.77</text:p>
          </table:table-cell>
          <table:table-cell table:formula="of:=[.E18]*[.$G18]" office:value-type="float" office:value="842.77" calcext:value-type="float">
            <text:p>842.77</text:p>
          </table:table-cell>
          <table:table-cell table:formula="of:=[.F18]*[.$G18]" office:value-type="float" office:value="-842.77" calcext:value-type="float">
            <text:p>-842.7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19]*[.C19]" office:value-type="float" office:value="-1" calcext:value-type="float">
            <text:p>-1</text:p>
          </table:table-cell>
          <table:table-cell table:formula="of:=[.C19]*[.D19]" office:value-type="float" office:value="-1" calcext:value-type="float">
            <text:p>-1</text:p>
          </table:table-cell>
          <table:table-cell office:value-type="float" office:value="1248.694" calcext:value-type="float">
            <text:p>1248.694</text:p>
          </table:table-cell>
          <table:table-cell table:formula="of:=[.B19]*[.$G19]" office:value-type="float" office:value="1248.694" calcext:value-type="float">
            <text:p>1248.694</text:p>
          </table:table-cell>
          <table:table-cell table:formula="of:=[.C19]*[.$G19]" office:value-type="float" office:value="-1248.694" calcext:value-type="float">
            <text:p>-1248.694</text:p>
          </table:table-cell>
          <table:table-cell table:formula="of:=[.D19]*[.$G19]" office:value-type="float" office:value="1248.694" calcext:value-type="float">
            <text:p>1248.694</text:p>
          </table:table-cell>
          <table:table-cell table:formula="of:=[.E19]*[.$G19]" office:value-type="float" office:value="-1248.694" calcext:value-type="float">
            <text:p>-1248.694</text:p>
          </table:table-cell>
          <table:table-cell table:formula="of:=[.F19]*[.$G19]" office:value-type="float" office:value="-1248.694" calcext:value-type="float">
            <text:p>-1248.69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B20]*[.C20]" office:value-type="float" office:value="-1" calcext:value-type="float">
            <text:p>-1</text:p>
          </table:table-cell>
          <table:table-cell table:formula="of:=[.C20]*[.D20]" office:value-type="float" office:value="1" calcext:value-type="float">
            <text:p>1</text:p>
          </table:table-cell>
          <table:table-cell office:value-type="float" office:value="695.192" calcext:value-type="float">
            <text:p>695.192</text:p>
          </table:table-cell>
          <table:table-cell table:formula="of:=[.B20]*[.$G20]" office:value-type="float" office:value="695.192" calcext:value-type="float">
            <text:p>695.192</text:p>
          </table:table-cell>
          <table:table-cell table:formula="of:=[.C20]*[.$G20]" office:value-type="float" office:value="-695.192" calcext:value-type="float">
            <text:p>-695.192</text:p>
          </table:table-cell>
          <table:table-cell table:formula="of:=[.D20]*[.$G20]" office:value-type="float" office:value="-695.192" calcext:value-type="float">
            <text:p>-695.192</text:p>
          </table:table-cell>
          <table:table-cell table:formula="of:=[.E20]*[.$G20]" office:value-type="float" office:value="-695.192" calcext:value-type="float">
            <text:p>-695.192</text:p>
          </table:table-cell>
          <table:table-cell table:formula="of:=[.F20]*[.$G20]" office:value-type="float" office:value="695.192" calcext:value-type="float">
            <text:p>695.192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1]*[.C21]" office:value-type="float" office:value="-1" calcext:value-type="float">
            <text:p>-1</text:p>
          </table:table-cell>
          <table:table-cell table:formula="of:=[.C21]*[.D21]" office:value-type="float" office:value="1" calcext:value-type="float">
            <text:p>1</text:p>
          </table:table-cell>
          <table:table-cell office:value-type="float" office:value="3218.947" calcext:value-type="float">
            <text:p>3218.947</text:p>
          </table:table-cell>
          <table:table-cell table:formula="of:=[.B21]*[.$G21]" office:value-type="float" office:value="-3218.947" calcext:value-type="float">
            <text:p>-3218.947</text:p>
          </table:table-cell>
          <table:table-cell table:formula="of:=[.C21]*[.$G21]" office:value-type="float" office:value="3218.947" calcext:value-type="float">
            <text:p>3218.947</text:p>
          </table:table-cell>
          <table:table-cell table:formula="of:=[.D21]*[.$G21]" office:value-type="float" office:value="3218.947" calcext:value-type="float">
            <text:p>3218.947</text:p>
          </table:table-cell>
          <table:table-cell table:formula="of:=[.E21]*[.$G21]" office:value-type="float" office:value="-3218.947" calcext:value-type="float">
            <text:p>-3218.947</text:p>
          </table:table-cell>
          <table:table-cell table:formula="of:=[.F21]*[.$G21]" office:value-type="float" office:value="3218.947" calcext:value-type="float">
            <text:p>3218.947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22]*[.C22]" office:value-type="float" office:value="-1" calcext:value-type="float">
            <text:p>-1</text:p>
          </table:table-cell>
          <table:table-cell table:formula="of:=[.C22]*[.D22]" office:value-type="float" office:value="-1" calcext:value-type="float">
            <text:p>-1</text:p>
          </table:table-cell>
          <table:table-cell office:value-type="float" office:value="1615.756" calcext:value-type="float">
            <text:p>1615.756</text:p>
          </table:table-cell>
          <table:table-cell table:formula="of:=[.B22]*[.$G22]" office:value-type="float" office:value="-1615.756" calcext:value-type="float">
            <text:p>-1615.756</text:p>
          </table:table-cell>
          <table:table-cell table:formula="of:=[.C22]*[.$G22]" office:value-type="float" office:value="1615.756" calcext:value-type="float">
            <text:p>1615.756</text:p>
          </table:table-cell>
          <table:table-cell table:formula="of:=[.D22]*[.$G22]" office:value-type="float" office:value="-1615.756" calcext:value-type="float">
            <text:p>-1615.756</text:p>
          </table:table-cell>
          <table:table-cell table:formula="of:=[.E22]*[.$G22]" office:value-type="float" office:value="-1615.756" calcext:value-type="float">
            <text:p>-1615.756</text:p>
          </table:table-cell>
          <table:table-cell table:formula="of:=[.F22]*[.$G22]" office:value-type="float" office:value="-1615.756" calcext:value-type="float">
            <text:p>-1615.756</text:p>
          </table:table-cell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23]*[.C23]" office:value-type="float" office:value="1" calcext:value-type="float">
            <text:p>1</text:p>
          </table:table-cell>
          <table:table-cell table:formula="of:=[.C23]*[.D23]" office:value-type="float" office:value="-1" calcext:value-type="float">
            <text:p>-1</text:p>
          </table:table-cell>
          <table:table-cell office:value-type="float" office:value="2156.891" calcext:value-type="float">
            <text:p>2156.891</text:p>
          </table:table-cell>
          <table:table-cell table:formula="of:=[.B23]*[.$G23]" office:value-type="float" office:value="-2156.891" calcext:value-type="float">
            <text:p>-2156.891</text:p>
          </table:table-cell>
          <table:table-cell table:formula="of:=[.C23]*[.$G23]" office:value-type="float" office:value="-2156.891" calcext:value-type="float">
            <text:p>-2156.891</text:p>
          </table:table-cell>
          <table:table-cell table:formula="of:=[.D23]*[.$G23]" office:value-type="float" office:value="2156.891" calcext:value-type="float">
            <text:p>2156.891</text:p>
          </table:table-cell>
          <table:table-cell table:formula="of:=[.E23]*[.$G23]" office:value-type="float" office:value="2156.891" calcext:value-type="float">
            <text:p>2156.891</text:p>
          </table:table-cell>
          <table:table-cell table:formula="of:=[.F23]*[.$G23]" office:value-type="float" office:value="-2156.891" calcext:value-type="float">
            <text:p>-2156.891</text:p>
          </table:table-cell>
        </table:table-row>
        <table:table-row table:style-name="ro1">
          <table:table-cell/>
          <table:table-cell table:number-columns-repeated="3" office:value-type="float" office:value="-1" calcext:value-type="float">
            <text:p>-1</text:p>
          </table:table-cell>
          <table:table-cell table:formula="of:=[.B24]*[.C24]" office:value-type="float" office:value="1" calcext:value-type="float">
            <text:p>1</text:p>
          </table:table-cell>
          <table:table-cell table:formula="of:=[.C24]*[.D24]" office:value-type="float" office:value="1" calcext:value-type="float">
            <text:p>1</text:p>
          </table:table-cell>
          <table:table-cell office:value-type="float" office:value="1534.96" calcext:value-type="float">
            <text:p>1534.96</text:p>
          </table:table-cell>
          <table:table-cell table:formula="of:=[.B24]*[.$G24]" office:value-type="float" office:value="-1534.96" calcext:value-type="float">
            <text:p>-1534.96</text:p>
          </table:table-cell>
          <table:table-cell table:formula="of:=[.C24]*[.$G24]" office:value-type="float" office:value="-1534.96" calcext:value-type="float">
            <text:p>-1534.96</text:p>
          </table:table-cell>
          <table:table-cell table:formula="of:=[.D24]*[.$G24]" office:value-type="float" office:value="-1534.96" calcext:value-type="float">
            <text:p>-1534.96</text:p>
          </table:table-cell>
          <table:table-cell table:formula="of:=[.E24]*[.$G24]" office:value-type="float" office:value="1534.96" calcext:value-type="float">
            <text:p>1534.96</text:p>
          </table:table-cell>
          <table:table-cell table:formula="of:=[.F24]*[.$G24]" office:value-type="float" office:value="1534.96" calcext:value-type="float">
            <text:p>1534.96</text:p>
          </table:table-cell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style-name="ce13"/>
          <table:table-cell table:style-name="ce9" table:formula="of:=SUM([.G17:.G24])/8" office:value-type="float" office:value="1573.2775" calcext:value-type="float">
            <text:p>1573.2775</text:p>
          </table:table-cell>
          <table:table-cell table:style-name="ce14" table:formula="of:=SUM([.H17:.H24])/8" office:value-type="float" office:value="-558.361" calcext:value-type="float">
            <text:p>-558.361</text:p>
          </table:table-cell>
          <table:table-cell table:style-name="ce9" table:formula="of:=SUM([.I17:.I24])/8" office:value-type="float" office:value="164.34325" calcext:value-type="float">
            <text:p>164.34325</text:p>
          </table:table-cell>
          <table:table-cell table:style-name="ce14" table:formula="of:=SUM([.J17:.J24])/8" office:value-type="float" office:value="401.108" calcext:value-type="float">
            <text:p>401.108</text:p>
          </table:table-cell>
          <table:table-cell table:style-name="ce9" table:formula="of:=SUM([.K17:.K24])/8" office:value-type="float" office:value="-121.36975" calcext:value-type="float">
            <text:p>-121.36975</text:p>
          </table:table-cell>
          <table:table-cell table:style-name="ce13" table:formula="of:=SUM([.L17:.L24])/8" office:value-type="float" office:value="107.24975" calcext:value-type="float">
            <text:p>107.249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3T11:25:50.775685312</meta:creation-date>
    <dc:date>2019-12-13T12:39:49.179553930</dc:date>
    <meta:editing-duration>PT42M44S</meta:editing-duration>
    <meta:editing-cycles>1</meta:editing-cycles>
    <meta:document-statistic meta:table-count="1" meta:cell-count="212" meta:object-count="0"/>
    <meta:generator>LibreOffice/6.3.4.2.0$Linux_X86_64 LibreOffice_project/30$Build-2</meta:generator>
  </office:meta>
</office:document-meta>
</file>